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ackground-color="#fff200"/>
    </style:style>
    <style:style style:name="ce7" style:family="table-cell" style:parent-style-name="Default">
      <style:table-cell-properties fo:border-bottom="0.06pt solid #000000" fo:background-color="#fff2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none" fo:background-color="#fff200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ackground-color="#fff2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Yellow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3" calcext:value-type="float">
            <text:p>133</text:p>
          </table:table-cell>
          <table:table-cell office:value-type="float" office:value="205" calcext:value-type="float">
            <text:p>205</text:p>
          </table:table-cell>
          <table:table-cell table:style-name="ce1" office:value-type="string" calcext:value-type="string">
            <text:p>yellow</text:p>
          </table:table-cell>
          <table:table-cell table:style-name="ce5" table:number-columns-repeated="2"/>
          <table:table-cell table:style-name="ce8"/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7" calcext:value-type="float">
            <text:p>147</text:p>
          </table:table-cell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max</text:p>
          </table:table-cell>
          <table:table-cell table:formula="of:=MAX([.A$1:.A$1048576])" office:value-type="float" office:value="98" calcext:value-type="float">
            <text:p>98</text:p>
          </table:table-cell>
          <table:table-cell table:formula="of:=MAX([.B$1:.B$1048576])" office:value-type="float" office:value="210" calcext:value-type="float">
            <text:p>210</text:p>
          </table:table-cell>
          <table:table-cell table:style-name="ce9" table:formula="of:=MAX([.C$1:.C$1048576])"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min</text:p>
          </table:table-cell>
          <table:table-cell table:formula="of:=MIN([.A$1:.A$1048576])" office:value-type="float" office:value="31" calcext:value-type="float">
            <text:p>31</text:p>
          </table:table-cell>
          <table:table-cell table:formula="of:=MIN([.B$1:.B$1048576])" office:value-type="float" office:value="100" calcext:value-type="float">
            <text:p>100</text:p>
          </table:table-cell>
          <table:table-cell table:style-name="ce9" table:formula="of:=MIN([.C$1:.C$1048576])" office:value-type="float" office:value="140" calcext:value-type="float">
            <text:p>140</text:p>
          </table:table-cell>
          <table:table-cell office:value-type="string" calcext:value-type="string">
            <text:p>1sigma</text:p>
          </table:table-cell>
          <table:table-cell office:value-type="string" calcext:value-type="string">
            <text:p>2sigma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avg</text:p>
          </table:table-cell>
          <table:table-cell table:style-name="ce6" table:formula="of:=AVERAGE([.A$1:.A$1048576])" office:value-type="float" office:value="67.6666666666667" calcext:value-type="float">
            <text:p>67.6666666666667</text:p>
          </table:table-cell>
          <table:table-cell table:style-name="ce6" table:formula="of:=AVERAGE([.B$1:.B$1048576])" office:value-type="float" office:value="179.086956521739" calcext:value-type="float">
            <text:p>179.086956521739</text:p>
          </table:table-cell>
          <table:table-cell table:style-name="ce10" table:formula="of:=AVERAGE([.C$1:.C$1048576])" office:value-type="float" office:value="233.405797101449" calcext:value-type="float">
            <text:p>233.405797101449</text:p>
          </table:table-cell>
          <table:table-cell table:formula="of:=[.G4]-[.G5]" office:value-type="float" office:value="216.778994819149" calcext:value-type="float">
            <text:p>216.778994819149</text:p>
          </table:table-cell>
          <table:table-cell table:formula="of:=[.G4]-2*[.G5]" office:value-type="float" office:value="200.152192536849" calcext:value-type="float">
            <text:p>200.1521925368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7" calcext:value-type="float">
            <text:p>187</text:p>
          </table:table-cell>
          <table:table-cell office:value-type="float" office:value="238" calcext:value-type="float">
            <text:p>238</text:p>
          </table:table-cell>
          <table:table-cell table:style-name="ce3" office:value-type="string" calcext:value-type="string">
            <text:p>stdev</text:p>
          </table:table-cell>
          <table:table-cell table:style-name="ce7" table:formula="of:=STDEV([.A$1:.A$1048576])" office:value-type="float" office:value="13.0244867423619" calcext:value-type="float">
            <text:p>13.0244867423619</text:p>
          </table:table-cell>
          <table:table-cell table:style-name="ce7" table:formula="of:=STDEV([.B$1:.B$1048576])" office:value-type="float" office:value="20.3886784691571" calcext:value-type="float">
            <text:p>20.3886784691571</text:p>
          </table:table-cell>
          <table:table-cell table:style-name="ce11" table:formula="of:=STDEV([.C$1:.C$1048576])" office:value-type="float" office:value="16.6268022823" calcext:value-type="float">
            <text:p>16.6268022823</text:p>
          </table:table-cell>
          <table:table-cell table:formula="of:=[.F4] - [.F5]" office:value-type="float" office:value="158.698278052582" calcext:value-type="float">
            <text:p>158.698278052582</text:p>
          </table:table-cell>
          <table:table-cell table:formula="of:=[.F4]-2*[.F5]" office:value-type="float" office:value="138.309599583425" calcext:value-type="float">
            <text:p>138.3095995834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7" calcext:value-type="float">
            <text:p>187</text:p>
          </table:table-cell>
          <table:table-cell office:value-type="float" office:value="238" calcext:value-type="float">
            <text:p>238</text:p>
          </table:table-cell>
          <table:table-cell table:style-name="ce1" office:value-type="string" calcext:value-type="string">
            <text:p>Green</text:p>
          </table:table-cell>
          <table:table-cell table:style-name="ce5" table:number-columns-repeated="2"/>
          <table:table-cell table:style-name="ce8"/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3" calcext:value-type="float">
            <text:p>183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max</text:p>
          </table:table-cell>
          <table:table-cell office:value-type="float" office:value="99" calcext:value-type="float">
            <text:p>99</text:p>
          </table:table-cell>
          <table:table-cell office:value-type="float" office:value="141" calcext:value-type="float">
            <text:p>141</text:p>
          </table:table-cell>
          <table:table-cell table:style-name="ce9"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9" calcext:value-type="float">
            <text:p>179</text:p>
          </table:table-cell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min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table:style-name="ce9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5" calcext:value-type="float">
            <text:p>175</text:p>
          </table:table-cell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avg</text:p>
          </table:table-cell>
          <table:table-cell table:style-name="ce6" office:value-type="float" office:value="65.2794117647059" calcext:value-type="float">
            <text:p>65.2794117647059</text:p>
          </table:table-cell>
          <table:table-cell table:style-name="ce6" office:value-type="float" office:value="112.147058823529" calcext:value-type="float">
            <text:p>112.147058823529</text:p>
          </table:table-cell>
          <table:table-cell table:style-name="ce10" office:value-type="float" office:value="83.4117647058823" calcext:value-type="float">
            <text:p>83.4117647058823</text:p>
          </table:table-cell>
          <table:table-cell table:formula="of:=[.G9]-[.G10]" office:value-type="float" office:value="64.9870609016914" calcext:value-type="float">
            <text:p>64.9870609016914</text:p>
          </table:table-cell>
          <table:table-cell table:formula="of:=[.G9]-2*[.G10]" office:value-type="float" office:value="46.5623570975004" calcext:value-type="float">
            <text:p>46.562357097500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2" calcext:value-type="float">
            <text:p>182</text:p>
          </table:table-cell>
          <table:table-cell office:value-type="float" office:value="243" calcext:value-type="float">
            <text:p>243</text:p>
          </table:table-cell>
          <table:table-cell table:style-name="ce3" office:value-type="string" calcext:value-type="string">
            <text:p>stdev</text:p>
          </table:table-cell>
          <table:table-cell table:style-name="ce7" office:value-type="float" office:value="17.4303266239041" calcext:value-type="float">
            <text:p>17.4303266239041</text:p>
          </table:table-cell>
          <table:table-cell table:style-name="ce7" office:value-type="float" office:value="18.6925355889124" calcext:value-type="float">
            <text:p>18.6925355889124</text:p>
          </table:table-cell>
          <table:table-cell table:style-name="ce11" office:value-type="float" office:value="18.424703804191" calcext:value-type="float">
            <text:p>18.42470380419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5" calcext:value-type="float">
            <text:p>185</text:p>
          </table:table-cell>
          <table:table-cell office:value-type="float" office:value="244" calcext:value-type="float">
            <text:p>244</text:p>
          </table:table-cell>
          <table:table-cell table:style-name="ce1" office:value-type="string" calcext:value-type="string">
            <text:p>orange</text:p>
          </table:table-cell>
          <table:table-cell table:style-name="ce5" table:number-columns-repeated="2"/>
          <table:table-cell table:style-name="ce8"/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3" calcext:value-type="float">
            <text:p>183</text:p>
          </table:table-cell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max</text:p>
          </table:table-cell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table:style-name="ce9"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min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style-name="ce9"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2" calcext:value-type="float">
            <text:p>152</text:p>
          </table:table-cell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avg</text:p>
          </table:table-cell>
          <table:table-cell table:style-name="ce6" office:value-type="float" office:value="48.0877192982456" calcext:value-type="float">
            <text:p>48.0877192982456</text:p>
          </table:table-cell>
          <table:table-cell table:style-name="ce6" office:value-type="float" office:value="86.5789473684211" calcext:value-type="float">
            <text:p>86.5789473684211</text:p>
          </table:table-cell>
          <table:table-cell table:style-name="ce10" office:value-type="float" office:value="231.736842105263" calcext:value-type="float">
            <text:p>231.736842105263</text:p>
          </table:table-cell>
          <table:table-cell table:formula="of:=[.G14]-[.G15]" office:value-type="float" office:value="217.417117552109" calcext:value-type="float">
            <text:p>217.417117552109</text:p>
          </table:table-cell>
          <table:table-cell table:formula="of:=[.G14]-2*[.G15]" office:value-type="float" office:value="203.097392998956" calcext:value-type="float">
            <text:p>203.09739299895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6" calcext:value-type="float">
            <text:p>186</text:p>
          </table:table-cell>
          <table:table-cell office:value-type="float" office:value="228" calcext:value-type="float">
            <text:p>228</text:p>
          </table:table-cell>
          <table:table-cell table:style-name="ce3" office:value-type="string" calcext:value-type="string">
            <text:p>stdev</text:p>
          </table:table-cell>
          <table:table-cell table:style-name="ce7" office:value-type="float" office:value="18.1366644257214" calcext:value-type="float">
            <text:p>18.1366644257214</text:p>
          </table:table-cell>
          <table:table-cell table:style-name="ce7" office:value-type="float" office:value="15.7513575020661" calcext:value-type="float">
            <text:p>15.7513575020661</text:p>
          </table:table-cell>
          <table:table-cell table:style-name="ce11" office:value-type="float" office:value="14.3197245531538" calcext:value-type="float">
            <text:p>14.3197245531538</text:p>
          </table:table-cell>
          <table:table-cell table:formula="of:=[.F14] - [.F15]" office:value-type="float" office:value="70.8275898663549" calcext:value-type="float">
            <text:p>70.8275898663549</text:p>
          </table:table-cell>
          <table:table-cell table:formula="of:=[.F14]-2*[.F15]" office:value-type="float" office:value="55.0762323642888" calcext:value-type="float">
            <text:p>55.07623236428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9" calcext:value-type="float">
            <text:p>189</text:p>
          </table:table-cell>
          <table:table-cell office:value-type="float" office:value="231" calcext:value-type="float">
            <text:p>231</text:p>
          </table:table-cell>
          <table:table-cell table:style-name="ce1" office:value-type="string" calcext:value-type="string">
            <text:p>red</text:p>
          </table:table-cell>
          <table:table-cell table:style-name="ce5" table:number-columns-repeated="2"/>
          <table:table-cell table:style-name="ce8"/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3" calcext:value-type="float">
            <text:p>183</text:p>
          </table:table-cell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max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table:style-name="ce9"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1" calcext:value-type="float">
            <text:p>181</text:p>
          </table:table-cell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mi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2" calcext:value-type="float">
            <text:p>182</text:p>
          </table:table-cell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avg</text:p>
          </table:table-cell>
          <table:table-cell table:style-name="ce6" office:value-type="float" office:value="39.9223300970874" calcext:value-type="float">
            <text:p>39.9223300970874</text:p>
          </table:table-cell>
          <table:table-cell table:style-name="ce6" office:value-type="float" office:value="37.3592233009709" calcext:value-type="float">
            <text:p>37.3592233009709</text:p>
          </table:table-cell>
          <table:table-cell table:style-name="ce10" office:value-type="float" office:value="141.135922330097" calcext:value-type="float">
            <text:p>141.135922330097</text:p>
          </table:table-cell>
          <table:table-cell table:formula="of:=[.G19]-[.G20]" office:value-type="float" office:value="124.22725849698" calcext:value-type="float">
            <text:p>124.22725849698</text:p>
          </table:table-cell>
          <table:table-cell table:formula="of:=[.G19]-2*[.G20]" office:value-type="float" office:value="107.318594663863" calcext:value-type="float">
            <text:p>107.31859466386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5" calcext:value-type="float">
            <text:p>185</text:p>
          </table:table-cell>
          <table:table-cell office:value-type="float" office:value="238" calcext:value-type="float">
            <text:p>238</text:p>
          </table:table-cell>
          <table:table-cell table:style-name="ce3" office:value-type="string" calcext:value-type="string">
            <text:p>stdev</text:p>
          </table:table-cell>
          <table:table-cell table:style-name="ce7" office:value-type="float" office:value="17.8510664922176" calcext:value-type="float">
            <text:p>17.8510664922176</text:p>
          </table:table-cell>
          <table:table-cell table:style-name="ce7" office:value-type="float" office:value="14.2593996304963" calcext:value-type="float">
            <text:p>14.2593996304963</text:p>
          </table:table-cell>
          <table:table-cell table:style-name="ce11" office:value-type="float" office:value="16.908663833117" calcext:value-type="float">
            <text:p>16.908663833117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5" calcext:value-type="float">
            <text:p>185</text:p>
          </table:table-cell>
          <table:table-cell office:value-type="float" office:value="241" calcext:value-type="float">
            <text:p>241</text:p>
          </table:table-cell>
          <table:table-cell table:style-name="ce1" office:value-type="string" calcext:value-type="string">
            <text:p>purple</text:p>
          </table:table-cell>
          <table:table-cell table:style-name="ce5" table:number-columns-repeated="2"/>
          <table:table-cell table:style-name="ce8"/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9" calcext:value-type="float">
            <text:p>179</text:p>
          </table:table-cell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max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table:style-name="ce9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4" calcext:value-type="float">
            <text:p>174</text:p>
          </table:table-cell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min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1" calcext:value-type="float">
            <text:p>151</text:p>
          </table:table-cell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avg</text:p>
          </table:table-cell>
          <table:table-cell table:style-name="ce6" office:value-type="float" office:value="42.5964912280702" calcext:value-type="float">
            <text:p>42.5964912280702</text:p>
          </table:table-cell>
          <table:table-cell table:style-name="ce6" office:value-type="float" office:value="32.2456140350877" calcext:value-type="float">
            <text:p>32.2456140350877</text:p>
          </table:table-cell>
          <table:table-cell table:style-name="ce10" office:value-type="float" office:value="41.8771929824561" calcext:value-type="float">
            <text:p>41.8771929824561</text:p>
          </table:table-cell>
          <table:table-cell table:formula="of:=[.G24]-[.G25]" office:value-type="float" office:value="27.7450738214828" calcext:value-type="float">
            <text:p>27.7450738214828</text:p>
          </table:table-cell>
          <table:table-cell table:formula="of:=[.G24]-2*[.G25]" office:value-type="float" office:value="13.6129546605095" calcext:value-type="float">
            <text:p>13.612954660509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office:value-type="float" office:value="232" calcext:value-type="float">
            <text:p>232</text:p>
          </table:table-cell>
          <table:table-cell table:style-name="ce3" office:value-type="string" calcext:value-type="string">
            <text:p>stdev</text:p>
          </table:table-cell>
          <table:table-cell table:style-name="ce7" office:value-type="float" office:value="14.5674044765345" calcext:value-type="float">
            <text:p>14.5674044765345</text:p>
          </table:table-cell>
          <table:table-cell table:style-name="ce7" office:value-type="float" office:value="12.276982967201" calcext:value-type="float">
            <text:p>12.276982967201</text:p>
          </table:table-cell>
          <table:table-cell table:style-name="ce11" office:value-type="float" office:value="14.1321191609733" calcext:value-type="float">
            <text:p>14.1321191609733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90" calcext:value-type="float">
            <text:p>190</text:p>
          </table:table-cell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90" calcext:value-type="float">
            <text:p>190</text:p>
          </table:table-cell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7" calcext:value-type="float">
            <text:p>187</text:p>
          </table:table-cell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4" calcext:value-type="float">
            <text:p>184</text:p>
          </table:table-cell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85" calcext:value-type="float">
            <text:p>185</text:p>
          </table:table-cell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4" calcext:value-type="float">
            <text:p>194</text:p>
          </table:table-cell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94" calcext:value-type="float">
            <text:p>194</text:p>
          </table:table-cell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92" calcext:value-type="float">
            <text:p>192</text:p>
          </table:table-cell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90" calcext:value-type="float">
            <text:p>190</text:p>
          </table:table-cell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9" calcext:value-type="float">
            <text:p>189</text:p>
          </table:table-cell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8" calcext:value-type="float">
            <text:p>188</text:p>
          </table:table-cell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9" calcext:value-type="float">
            <text:p>189</text:p>
          </table:table-cell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6" calcext:value-type="float">
            <text:p>186</text:p>
          </table:table-cell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2" calcext:value-type="float">
            <text:p>182</text:p>
          </table:table-cell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3" calcext:value-type="float">
            <text:p>183</text:p>
          </table:table-cell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6" calcext:value-type="float">
            <text:p>186</text:p>
          </table:table-cell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6" calcext:value-type="float">
            <text:p>196</text:p>
          </table:table-cell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7" calcext:value-type="float">
            <text:p>187</text:p>
          </table:table-cell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7" calcext:value-type="float">
            <text:p>177</text:p>
          </table:table-cell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1" calcext:value-type="float">
            <text:p>181</text:p>
          </table:table-cell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4" calcext:value-type="float">
            <text:p>184</text:p>
          </table:table-cell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7" calcext:value-type="float">
            <text:p>187</text:p>
          </table:table-cell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float" office:value="208" calcext:value-type="float">
            <text:p>208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6" calcext:value-type="float">
            <text:p>206</text:p>
          </table:table-cell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10" calcext:value-type="float">
            <text:p>210</text:p>
          </table:table-cell>
          <table:table-cell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5" calcext:value-type="float">
            <text:p>195</text:p>
          </table:table-cell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1" calcext:value-type="float">
            <text:p>191</text:p>
          </table:table-cell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91" calcext:value-type="float">
            <text:p>191</text:p>
          </table:table-cell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99" calcext:value-type="float">
            <text:p>199</text:p>
          </table:table-cell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8" calcext:value-type="float">
            <text:p>198</text:p>
          </table:table-cell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0" calcext:value-type="float">
            <text:p>130</text:p>
          </table:table-cell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4" calcext:value-type="float">
            <text:p>124</text:p>
          </table:table-cell>
          <table:table-cell office:value-type="float" office:value="188" calcext:value-type="float">
            <text:p>188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3" calcext:value-type="float">
            <text:p>143</text:p>
          </table:table-cell>
          <table:table-cell office:value-type="float" office:value="217" calcext:value-type="float">
            <text:p>217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9" calcext:value-type="float">
            <text:p>179</text:p>
          </table:table-cell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6" calcext:value-type="float">
            <text:p>186</text:p>
          </table:table-cell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4" calcext:value-type="float">
            <text:p>184</text:p>
          </table:table-cell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1" calcext:value-type="float">
            <text:p>181</text:p>
          </table:table-cell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2" calcext:value-type="float">
            <text:p>182</text:p>
          </table:table-cell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6" calcext:value-type="float">
            <text:p>186</text:p>
          </table:table-cell>
          <table:table-cell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7" calcext:value-type="float">
            <text:p>187</text:p>
          </table:table-cell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4" calcext:value-type="float">
            <text:p>184</text:p>
          </table:table-cell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 table:number-rows-repeated="104850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orange" table:style-name="ta1">
        <table:table-column table:style-name="co1" table:number-columns-repeated="7" table:default-cell-style-name="Default"/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8" calcext:value-type="float">
            <text:p>11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orange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6" calcext:value-type="float">
            <text:p>106</text:p>
          </table:table-cell>
          <table:table-cell office:value-type="float" office:value="238" calcext:value-type="float">
            <text:p>238</text:p>
          </table:table-cell>
          <table:table-cell table:style-name="ce4" office:value-type="string" calcext:value-type="string">
            <text:p>max</text:p>
          </table:table-cell>
          <table:table-cell table:formula="of:=MAX([.A$1:.A$1048576])" office:value-type="float" office:value="92" calcext:value-type="float">
            <text:p>92</text:p>
          </table:table-cell>
          <table:table-cell table:formula="of:=MAX([.B$1:.B$1048576])" office:value-type="float" office:value="127" calcext:value-type="float">
            <text:p>127</text:p>
          </table:table-cell>
          <table:table-cell table:formula="of:=MAX([.C$1:.C$1048576])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237" calcext:value-type="float">
            <text:p>237</text:p>
          </table:table-cell>
          <table:table-cell table:style-name="ce4" office:value-type="string" calcext:value-type="string">
            <text:p>min</text:p>
          </table:table-cell>
          <table:table-cell table:formula="of:=MIN([.A$1:.A$1048576])" office:value-type="float" office:value="24" calcext:value-type="float">
            <text:p>24</text:p>
          </table:table-cell>
          <table:table-cell table:formula="of:=MIN([.B$1:.B$1048576])" office:value-type="float" office:value="48" calcext:value-type="float">
            <text:p>48</text:p>
          </table:table-cell>
          <table:table-cell table:formula="of:=MIN([.C$1:.C$1048576]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table:style-name="ce4" office:value-type="string" calcext:value-type="string">
            <text:p>avg</text:p>
          </table:table-cell>
          <table:table-cell table:formula="of:=AVERAGE([.A$1:.A$1048576])" office:value-type="float" office:value="48.0877192982456" calcext:value-type="float">
            <text:p>48.0877192982456</text:p>
          </table:table-cell>
          <table:table-cell table:formula="of:=AVERAGE([.B$1:.B$1048576])" office:value-type="float" office:value="86.5789473684211" calcext:value-type="float">
            <text:p>86.5789473684211</text:p>
          </table:table-cell>
          <table:table-cell table:formula="of:=AVERAGE([.C$1:.C$1048576])" office:value-type="float" office:value="231.736842105263" calcext:value-type="float">
            <text:p>231.73684210526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style-name="ce4" office:value-type="string" calcext:value-type="string">
            <text:p>stdev</text:p>
          </table:table-cell>
          <table:table-cell table:formula="of:=STDEV([.A$1:.A$1048576])" office:value-type="float" office:value="18.1366644257214" calcext:value-type="float">
            <text:p>18.1366644257214</text:p>
          </table:table-cell>
          <table:table-cell table:formula="of:=STDEV([.B$1:.B$1048576])" office:value-type="float" office:value="15.7513575020661" calcext:value-type="float">
            <text:p>15.7513575020661</text:p>
          </table:table-cell>
          <table:table-cell table:formula="of:=STDEV([.C$1:.C$1048576])" office:value-type="float" office:value="14.3197245531538" calcext:value-type="float">
            <text:p>14.319724553153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8" calcext:value-type="float">
            <text:p>108</text:p>
          </table:table-cell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7" calcext:value-type="float">
            <text:p>87</text:p>
          </table:table-cell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7" calcext:value-type="float">
            <text:p>107</text:p>
          </table:table-cell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4" calcext:value-type="float">
            <text:p>124</text:p>
          </table:table-cell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6" calcext:value-type="float">
            <text:p>106</text:p>
          </table:table-cell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7" calcext:value-type="float">
            <text:p>127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5" calcext:value-type="float">
            <text:p>105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1" calcext:value-type="float">
            <text:p>101</text:p>
          </table:table-cell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</table:table>
      <table:table table:name="red" table:style-name="ta1">
        <table:table-column table:style-name="co1" table:number-columns-repeated="7" table:default-cell-style-name="Default"/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red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38" calcext:value-type="float">
            <text:p>138</text:p>
          </table:table-cell>
          <table:table-cell table:style-name="ce4" office:value-type="string" calcext:value-type="string">
            <text:p>max</text:p>
          </table:table-cell>
          <table:table-cell table:formula="of:=MAX([.A$1:.A$1048576])" office:value-type="float" office:value="98" calcext:value-type="float">
            <text:p>98</text:p>
          </table:table-cell>
          <table:table-cell table:formula="of:=MAX([.B$1:.B$1048576])" office:value-type="float" office:value="92" calcext:value-type="float">
            <text:p>92</text:p>
          </table:table-cell>
          <table:table-cell table:formula="of:=MAX([.C$1:.C$1048576])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35" calcext:value-type="float">
            <text:p>135</text:p>
          </table:table-cell>
          <table:table-cell table:style-name="ce4" office:value-type="string" calcext:value-type="string">
            <text:p>min</text:p>
          </table:table-cell>
          <table:table-cell table:formula="of:=MIN([.A$1:.A$1048576])" office:value-type="float" office:value="20" calcext:value-type="float">
            <text:p>20</text:p>
          </table:table-cell>
          <table:table-cell table:formula="of:=MIN([.B$1:.B$1048576])" office:value-type="float" office:value="20" calcext:value-type="float">
            <text:p>20</text:p>
          </table:table-cell>
          <table:table-cell table:formula="of:=MIN([.C$1:.C$1048576]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36" calcext:value-type="float">
            <text:p>136</text:p>
          </table:table-cell>
          <table:table-cell table:style-name="ce4" office:value-type="string" calcext:value-type="string">
            <text:p>avg</text:p>
          </table:table-cell>
          <table:table-cell table:formula="of:=AVERAGE([.A$1:.A$1048576])" office:value-type="float" office:value="39.9223300970874" calcext:value-type="float">
            <text:p>39.9223300970874</text:p>
          </table:table-cell>
          <table:table-cell table:formula="of:=AVERAGE([.B$1:.B$1048576])" office:value-type="float" office:value="37.3592233009709" calcext:value-type="float">
            <text:p>37.3592233009709</text:p>
          </table:table-cell>
          <table:table-cell table:formula="of:=AVERAGE([.C$1:.C$1048576])" office:value-type="float" office:value="141.135922330097" calcext:value-type="float">
            <text:p>141.13592233009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1" calcext:value-type="float">
            <text:p>131</text:p>
          </table:table-cell>
          <table:table-cell table:style-name="ce4" office:value-type="string" calcext:value-type="string">
            <text:p>stdev</text:p>
          </table:table-cell>
          <table:table-cell table:formula="of:=STDEV([.A$1:.A$1048576])" office:value-type="float" office:value="17.8510664922176" calcext:value-type="float">
            <text:p>17.8510664922176</text:p>
          </table:table-cell>
          <table:table-cell table:formula="of:=STDEV([.B$1:.B$1048576])" office:value-type="float" office:value="14.2593996304963" calcext:value-type="float">
            <text:p>14.2593996304963</text:p>
          </table:table-cell>
          <table:table-cell table:formula="of:=STDEV([.C$1:.C$1048576])" office:value-type="float" office:value="16.908663833117" calcext:value-type="float">
            <text:p>16.9086638331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23" calcext:value-type="float">
            <text:p>123</text:p>
          </table:table-cell>
          <table:table-cell table:number-columns-repeated="4"/>
        </table:table-row>
      </table:table>
      <table:table table:name="purple" table:style-name="ta1">
        <table:table-column table:style-name="co1" table:number-columns-repeated="7" table:default-cell-style-name="Default"/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urpl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max</text:p>
          </table:table-cell>
          <table:table-cell table:formula="of:=MAX([.A$1:.A$1048576])" office:value-type="float" office:value="91" calcext:value-type="float">
            <text:p>91</text:p>
          </table:table-cell>
          <table:table-cell table:formula="of:=MAX([.B$1:.B$1048576])" office:value-type="float" office:value="72" calcext:value-type="float">
            <text:p>72</text:p>
          </table:table-cell>
          <table:table-cell table:formula="of:=MAX([.C$1:.C$1048576]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min</text:p>
          </table:table-cell>
          <table:table-cell table:formula="of:=MIN([.A$1:.A$1048576])" office:value-type="float" office:value="26" calcext:value-type="float">
            <text:p>26</text:p>
          </table:table-cell>
          <table:table-cell table:formula="of:=MIN([.B$1:.B$1048576])" office:value-type="float" office:value="20" calcext:value-type="float">
            <text:p>20</text:p>
          </table:table-cell>
          <table:table-cell table:formula="of:=MIN([.C$1:.C$1048576]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avg</text:p>
          </table:table-cell>
          <table:table-cell table:formula="of:=AVERAGE([.A$1:.A$1048576])" office:value-type="float" office:value="42.5964912280702" calcext:value-type="float">
            <text:p>42.5964912280702</text:p>
          </table:table-cell>
          <table:table-cell table:formula="of:=AVERAGE([.B$1:.B$1048576])" office:value-type="float" office:value="32.2456140350877" calcext:value-type="float">
            <text:p>32.2456140350877</text:p>
          </table:table-cell>
          <table:table-cell table:formula="of:=AVERAGE([.C$1:.C$1048576])" office:value-type="float" office:value="41.8771929824561" calcext:value-type="float">
            <text:p>41.87719298245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stdev</text:p>
          </table:table-cell>
          <table:table-cell table:formula="of:=STDEV([.A$1:.A$1048576])" office:value-type="float" office:value="14.5674044765345" calcext:value-type="float">
            <text:p>14.5674044765345</text:p>
          </table:table-cell>
          <table:table-cell table:formula="of:=STDEV([.B$1:.B$1048576])" office:value-type="float" office:value="12.276982967201" calcext:value-type="float">
            <text:p>12.276982967201</text:p>
          </table:table-cell>
          <table:table-cell table:formula="of:=STDEV([.C$1:.C$1048576])" office:value-type="float" office:value="14.1321191609733" calcext:value-type="float">
            <text:p>14.13211916097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</table:table>
      <table:table table:name="green" table:style-name="ta1">
        <table:table-column table:style-name="co1" table:number-columns-repeated="7" table:default-cell-style-name="Default"/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reen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 office:value-type="string" calcext:value-type="string">
            <text:p>max</text:p>
          </table:table-cell>
          <table:table-cell table:formula="of:=MAX([.A$1:.A$1048576])" office:value-type="float" office:value="99" calcext:value-type="float">
            <text:p>99</text:p>
          </table:table-cell>
          <table:table-cell table:formula="of:=MAX([.B$1:.B$1048576])" office:value-type="float" office:value="141" calcext:value-type="float">
            <text:p>141</text:p>
          </table:table-cell>
          <table:table-cell table:formula="of:=MAX([.C$1:.C$1048576]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106" calcext:value-type="float">
            <text:p>106</text:p>
          </table:table-cell>
          <table:table-cell table:style-name="ce4" office:value-type="string" calcext:value-type="string">
            <text:p>min</text:p>
          </table:table-cell>
          <table:table-cell table:formula="of:=MIN([.A$1:.A$1048576])" office:value-type="float" office:value="26" calcext:value-type="float">
            <text:p>26</text:p>
          </table:table-cell>
          <table:table-cell table:formula="of:=MIN([.B$1:.B$1048576])" office:value-type="float" office:value="54" calcext:value-type="float">
            <text:p>54</text:p>
          </table:table-cell>
          <table:table-cell table:formula="of:=MIN([.C$1:.C$1048576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avg</text:p>
          </table:table-cell>
          <table:table-cell table:formula="of:=AVERAGE([.A$1:.A$1048576])" office:value-type="float" office:value="65.2794117647059" calcext:value-type="float">
            <text:p>65.2794117647059</text:p>
          </table:table-cell>
          <table:table-cell table:formula="of:=AVERAGE([.B$1:.B$1048576])" office:value-type="float" office:value="112.147058823529" calcext:value-type="float">
            <text:p>112.147058823529</text:p>
          </table:table-cell>
          <table:table-cell table:formula="of:=AVERAGE([.C$1:.C$1048576])" office:value-type="float" office:value="83.4117647058823" calcext:value-type="float">
            <text:p>83.411764705882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2" calcext:value-type="float">
            <text:p>132</text:p>
          </table:table-cell>
          <table:table-cell office:value-type="float" office:value="107" calcext:value-type="float">
            <text:p>107</text:p>
          </table:table-cell>
          <table:table-cell table:style-name="ce4" office:value-type="string" calcext:value-type="string">
            <text:p>stdev</text:p>
          </table:table-cell>
          <table:table-cell table:formula="of:=STDEV([.A$1:.A$1048576])" office:value-type="float" office:value="17.4303266239041" calcext:value-type="float">
            <text:p>17.4303266239041</text:p>
          </table:table-cell>
          <table:table-cell table:formula="of:=STDEV([.B$1:.B$1048576])" office:value-type="float" office:value="18.6925355889124" calcext:value-type="float">
            <text:p>18.6925355889124</text:p>
          </table:table-cell>
          <table:table-cell table:formula="of:=STDEV([.C$1:.C$1048576])" office:value-type="float" office:value="18.424703804191" calcext:value-type="float">
            <text:p>18.42470380419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6" calcext:value-type="float">
            <text:p>116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5" calcext:value-type="float">
            <text:p>115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9" calcext:value-type="float">
            <text:p>109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1" calcext:value-type="float">
            <text:p>141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0" calcext:value-type="float">
            <text:p>140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3" calcext:value-type="float">
            <text:p>123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7" calcext:value-type="float">
            <text:p>117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7" calcext:value-type="float">
            <text:p>117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5" calcext:value-type="float">
            <text:p>115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8" calcext:value-type="float">
            <text:p>118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7" calcext:value-type="float">
            <text:p>137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4" calcext:value-type="float">
            <text:p>124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5" calcext:value-type="float">
            <text:p>115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2" calcext:value-type="float">
            <text:p>112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1" calcext:value-type="float">
            <text:p>111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5" calcext:value-type="float">
            <text:p>115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8" calcext:value-type="float">
            <text:p>138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8" calcext:value-type="float">
            <text:p>138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4" calcext:value-type="float">
            <text:p>114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4" calcext:value-type="float">
            <text:p>114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3" calcext:value-type="float">
            <text:p>113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8" calcext:value-type="float">
            <text:p>108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8" calcext:value-type="float">
            <text:p>108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3" calcext:value-type="float">
            <text:p>113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6" calcext:value-type="float">
            <text:p>126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9" calcext:value-type="float">
            <text:p>12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9" calcext:value-type="float">
            <text:p>129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4" calcext:value-type="float">
            <text:p>124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6" calcext:value-type="float">
            <text:p>116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2" calcext:value-type="float">
            <text:p>122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5" calcext:value-type="float">
            <text:p>115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7:20:28.042559638</meta:creation-date>
    <dc:date>2020-01-31T18:01:57.024378907</dc:date>
    <meta:editing-duration>PT18M28S</meta:editing-duration>
    <meta:editing-cycles>1</meta:editing-cycles>
    <meta:document-statistic meta:table-count="5" meta:cell-count="1231" meta:object-count="0"/>
    <meta:generator>LibreOffice/6.0.7.3$Linux_X86_64 LibreOffice_project/00m0$Build-3</meta:generator>
  </office:meta>
</office:document-meta>
</file>